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ai Pa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…?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Two teams</text:p>
              </text:list-item>
              <text:list-item>
                <text:p>Four players</text:p>
              </text:list-item>
              <text:list-item>
                <text:p>Card game</text:p>
                <text:list>
                  <text:list-item>
                    <text:p>“Koningen”/“Presidenten”</text:p>
                  </text:list-item>
                  <text:list-item>
                    <text:p>Poker</text:p>
                  </text:list-item>
                  <text:list-item>
                    <text:p>Bri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arning goa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uto-deployable Jetty server</text:p>
              </text:list-item>
              <text:list-item>
                <text:p>MongoDB</text:p>
              </text:list-item>
              <text:list-item>
                <text:p>Plann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monst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GUI: (c) Ren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’ve learned</text:p>
          </draw:text-box>
        </draw:frame>
        <draw:frame presentation:style-name="pr4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CI/CD Server</text:p>
                <text:list>
                  <text:list-item>
                    <text:p>Jenkins</text:p>
                  </text:list-item>
                  <text:list-item>
                    <text:p>Code analysis</text:p>
                  </text:list-item>
                  <text:list-item>
                    <text:p>Unit tests</text:p>
                  </text:list-item>
                </text:list>
              </text:list-item>
              <text:list-item>
                <text:p>MongoDB</text:p>
              </text:list-item>
              <text:list-item>
                <text:p>Vertical programm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ts play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10.10.4.175:8081/taipan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0:27:25.367725064</meta:creation-date>
    <meta:generator>LibreOffice/6.2.8.2$Linux_X86_64 LibreOffice_project/20$Build-2</meta:generator>
    <dc:date>2020-03-09T10:46:31.870629539</dc:date>
    <meta:editing-duration>PT6M56S</meta:editing-duration>
    <meta:editing-cycles>5</meta:editing-cycles>
    <meta:document-statistic meta:object-count="45"/>
  </office:meta>
</office:document-meta>
</file>